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style:text-rotation-angle="90" style:text-rotation-scale="line-height"/>
    </style:style>
    <style:style style:name="P2" style:family="paragraph" style:parent-style-name="Table_20_Heading">
      <style:text-properties style:text-rotation-angle="270" style:text-rotation-scale="line-heigh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">Test</text:p>
            </table:table-cell>
            <table:table-cell table:style-name="Таблица1.B1" office:value-type="string">
              <text:p text:style-name="P2">Test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5:51:39</dc:date>
    <dc:creator>artur </dc:creator>
    <meta:editing-duration>PT3S</meta:editing-duration>
    <meta:editing-cycles>3</meta:editing-cycles>
    <meta:document-statistic meta:table-count="1" meta:image-count="0" meta:object-count="0" meta:page-count="1" meta:paragraph-count="2" meta:word-count="2" meta:character-count="8" meta:non-whitespace-character-count="8"/>
  </office:meta>
</office:document-meta>
</file>